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6.9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setky prekryvy" table:style-name="ta1">
        <table:shapes>
          <draw:frame draw:z-index="0" draw:style-name="gr1" draw:text-style-name="P1" svg:width="22.811cm" svg:height="11.694cm" svg:x="8.047cm" svg:y="1.508cm">
            <draw:object draw:notify-on-update-of-ranges="'vsetky prekryvy'.A2:'vsetky prekryvy'.A40 'vsetky prekryvy'.B1:'vsetky prekryvy'.B1 'vsetky prekryvy'.B2:'vsetky prekryvy'.B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cetPrekryvov</text:p>
          </table:table-cell>
          <table:table-cell office:value-type="string" calcext:value-type="string">
            <text:p>PocetMolekul</text:p>
          </table:table-cell>
          <table:table-cell table:number-columns-repeated="2"/>
          <table:table-cell office:value-type="string" calcext:value-type="string">
            <text:p>Do 10 prekryvov:</text:p>
          </table:table-cell>
          <table:table-cell table:formula="of:=SUM([.B2:.B10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Nad 10 prekryvov:</text:p>
          </table:table-cell>
          <table:table-cell table:formula="of:=SUM([.B11:.B40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table table:name="iba rotacie" table:style-name="ta1">
        <table:shapes>
          <draw:frame draw:z-index="0" draw:style-name="gr1" draw:text-style-name="P1" svg:width="19.327cm" svg:height="9.967cm" svg:x="6.318cm" svg:y="0.445cm">
            <draw:object draw:notify-on-update-of-ranges="'iba rotacie'.A2:'iba rotacie'.A29 'iba rotacie'.B1:'iba rotacie'.B1 'iba rotacie'.B2:'iba rotacie'.B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cetPrekryvov</text:p>
          </table:table-cell>
          <table:table-cell office:value-type="string" calcext:value-type="string">
            <text:p>PocetMolekul</text:p>
          </table:table-cell>
          <table:table-cell table:style-name="ce1" office:value-type="string" calcext:value-type="string">
            <text:p>MOLEKULY S ROTACI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bez rotacii" table:style-name="ta1">
        <table:shapes>
          <draw:frame draw:z-index="0" draw:style-name="gr1" draw:text-style-name="P1" svg:width="15.999cm" svg:height="8.999cm" svg:x="11.526cm" svg:y="2.57cm">
            <draw:object draw:notify-on-update-of-ranges="'bez rotacii'.A2:'bez rotacii'.A20 'bez rotacii'.B1:'bez rotacii'.B1 'bez rotacii'.B2:'bez rotacii'.B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ocetPrekryvov</text:p>
          </table:table-cell>
          <table:table-cell office:value-type="string" calcext:value-type="string">
            <text:p>PocetMolekul</text:p>
          </table:table-cell>
          <table:table-cell table:style-name="ce1" office:value-type="string" calcext:value-type="string">
            <text:p><text:s/>MOLEKYLY BEZ ROTACII</text:p>
          </table:table-cell>
          <table:table-cell/>
          <table:table-cell office:value-type="string" calcext:value-type="string">
            <text:p>Do 10 prekryvov:</text:p>
          </table:table-cell>
          <table:table-cell table:formula="of:=SUM([.B2:.B10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Nad 10 prekryvov:</text:p>
          </table:table-cell>
          <table:table-cell table:formula="of:=SUM([.B11:.B20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.00.0000</text:date>, <text:time style:data-style-name="N2" text:time-value="19:41:06.747377256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09:42:26.449420858</meta:creation-date>
    <dc:date>2016-08-30T19:48:38.337906441</dc:date>
    <meta:editing-duration>PT48M44S</meta:editing-duration>
    <meta:editing-cycles>6</meta:editing-cycles>
    <meta:generator>LibreOffice/4.3.3.2$Linux_X86_64 LibreOffice_project/430m0$Build-2</meta:generator>
    <meta:document-statistic meta:table-count="3" meta:cell-count="1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28cm" svg:height="9.968cm" xlink:href=".." xlink:type="simple" chart:class="chart:bar" chart:style-name="ch1">
        <chart:plot-area chart:style-name="ch2" table:cell-range-address="'iba rotacie'.A2:'iba rotacie'.B29 'iba rotacie'.B1:'iba rotacie'.B1" chart:data-source-has-labels="both" svg:x="1.397cm" svg:y="0.199cm" svg:width="17.545cm" svg:height="8.589cm">
          <chartooo:coordinate-region svg:x="1.833cm" svg:y="0.398cm" svg:width="17.109cm" svg:height="7.743cm"/>
          <chart:axis chart:dimension="x" chart:name="primary-x" chart:style-name="ch3" chartooo:axis-type="auto">
            <chartooo:date-scale/>
            <chart:title svg:x="9cm" svg:y="8.987cm" chart:style-name="ch4">
              <text:p>Počet prekryvov</text:p>
            </chart:title>
            <chart:categories table:cell-range-address="'iba rotacie'.A2:'iba rotacie'.A29"/>
          </chart:axis>
          <chart:axis chart:dimension="y" chart:name="primary-y" chart:style-name="ch5">
            <chart:title svg:x="0.451cm" svg:y="5.582cm" chart:style-name="ch6">
              <text:p>Počet molekúl</text:p>
            </chart:title>
            <chart:grid chart:style-name="ch7" chart:class="major"/>
          </chart:axis>
          <chart:series chart:style-name="ch8" chart:values-cell-range-address="'iba rotacie'.B2:'iba rotacie'.B29" chart:label-cell-address="'iba rotacie'.B1:'iba rotacie'.B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etMolekul</text:p>
                <draw:g>
                  <svg:desc>'iba rotacie'.B1:'iba rotacie'.B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iba rotacie'.A2:'iba rotacie'.A29</svg:desc>
                </draw:g>
              </table:table-cell>
              <table:table-cell office:value-type="float" office:value="1">
                <text:p>1</text:p>
                <draw:g>
                  <svg:desc>'iba rotacie'.B2:'iba rotacie'.B29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12cm" svg:height="11.695cm" xlink:href=".." xlink:type="simple" chart:class="chart:bar" chart:style-name="ch1">
        <chart:plot-area chart:style-name="ch2" table:cell-range-address="'vsetky prekryvy'.A2:'vsetky prekryvy'.B40 'vsetky prekryvy'.B1:'vsetky prekryvy'.B1" chart:data-source-has-labels="both" svg:x="1.467cm" svg:y="0.233cm" svg:width="20.889cm" svg:height="10.248cm">
          <chartooo:coordinate-region svg:x="2.088cm" svg:y="0.432cm" svg:width="20.268cm" svg:height="9.402cm"/>
          <chart:axis chart:dimension="x" chart:name="primary-x" chart:style-name="ch3" chartooo:axis-type="auto">
            <chartooo:date-scale/>
            <chart:title svg:x="10.742cm" svg:y="10.714cm" chart:style-name="ch4">
              <text:p>Počet prekryvov</text:p>
            </chart:title>
            <chart:categories table:cell-range-address="'vsetky prekryvy'.A2:'vsetky prekryvy'.A40"/>
          </chart:axis>
          <chart:axis chart:dimension="y" chart:name="primary-y" chart:style-name="ch5">
            <chart:title svg:x="0.451cm" svg:y="6.446cm" chart:style-name="ch6">
              <text:p>Počet molekúl</text:p>
            </chart:title>
            <chart:grid chart:style-name="ch7" chart:class="major"/>
          </chart:axis>
          <chart:series chart:style-name="ch8" chart:values-cell-range-address="'vsetky prekryvy'.B2:'vsetky prekryvy'.B40" chart:label-cell-address="'vsetky prekryvy'.B1:'vsetky prekryvy'.B1" chart:class="chart:bar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etMolekul</text:p>
                <draw:g>
                  <svg:desc>'vsetky prekryvy'.B1:'vsetky prekryvy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vsetky prekryvy'.A2:'vsetky prekryvy'.A40</svg:desc>
                </draw:g>
              </table:table-cell>
              <table:table-cell office:value-type="float" office:value="53">
                <text:p>53</text:p>
                <draw:g>
                  <svg:desc>'vsetky prekryvy'.B2:'vsetky prekryvy'.B4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bez rotacii'.A2:'bez rotacii'.B20 'bez rotacii'.B1:'bez rotacii'.B1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7.336cm" svg:y="8.019cm" chart:style-name="ch4">
              <text:p>Počet prekryvov</text:p>
            </chart:title>
            <chart:categories table:cell-range-address="'bez rotacii'.A2:'bez rotacii'.A20"/>
          </chart:axis>
          <chart:axis chart:dimension="y" chart:name="primary-y" chart:style-name="ch5">
            <chart:title svg:x="0.451cm" svg:y="5.098cm" chart:style-name="ch6">
              <text:p>Počet molekúl</text:p>
            </chart:title>
            <chart:grid chart:style-name="ch7" chart:class="major"/>
          </chart:axis>
          <chart:series chart:style-name="ch8" chart:values-cell-range-address="'bez rotacii'.B2:'bez rotacii'.B20" chart:label-cell-address="'bez rotacii'.B1:'bez rotacii'.B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etMolekul</text:p>
                <draw:g>
                  <svg:desc>'bez rotacii'.B1:'bez rotacii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ez rotacii'.A2:'bez rotacii'.A20</svg:desc>
                </draw:g>
              </table:table-cell>
              <table:table-cell office:value-type="float" office:value="53">
                <text:p>53</text:p>
                <draw:g>
                  <svg:desc>'bez rotacii'.B2:'bez rotacii'.B2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